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Odcinek</text:span><text:span text:style-name="T2_2"><text:s/></text:span><text:span text:style-name="T2_3">był</text:span><text:span text:style-name="T2_4"><text:s/></text:span><text:span text:style-name="T2_5">dla</text:span><text:span text:style-name="T2_6"><text:s/></text:span><text:span text:style-name="T2_7">mnie</text:span><text:span text:style-name="T2_8"><text:s/></text:span><text:span text:style-name="T2_9">jednym</text:span><text:span text:style-name="T2_10"><text:s/></text:span><text:span text:style-name="T2_11">z</text:span><text:span text:style-name="T2_12"><text:s/></text:span><text:span text:style-name="T2_13">dziwniejszych</text:span><text:span text:style-name="T2_14">,<text:s/></text:span><text:span text:style-name="T2_15">ale</text:span><text:span text:style-name="T2_16"><text:s/></text:span><text:span text:style-name="T2_17">to</text:span><text:span text:style-name="T2_18"><text:s/></text:span><text:span text:style-name="T2_19">przez</text:span><text:span text:style-name="T2_20"><text:s/></text:span><text:span text:style-name="T2_21">to</text:span><text:span text:style-name="T2_22">,<text:s/></text:span><text:span text:style-name="T2_23">że</text:span><text:span text:style-name="T2_24"><text:s/></text:span><text:span text:style-name="T2_25">akcja</text:span><text:span text:style-name="T2_26"><text:s/></text:span><text:span text:style-name="T2_27">była</text:span><text:span text:style-name="T2_28"><text:s/></text:span><text:span text:style-name="T2_29">zogniskowana</text:span><text:span text:style-name="T2_30"><text:s/></text:span><text:span text:style-name="T2_31">na</text:span><text:span text:style-name="T2_32"><text:s/></text:span><text:span text:style-name="T2_33">Pinkie</text:span><text:span text:style-name="T2_34"><text:s/></text:span><text:span text:style-name="T2_35">Pie</text:span><text:span text:style-name="T2_36">,<text:s/></text:span><text:span text:style-name="T2_37">a</text:span><text:span text:style-name="T2_38"><text:s/></text:span><text:span text:style-name="T2_39">jej</text:span><text:span text:style-name="T2_40"><text:s/></text:span><text:span text:style-name="T2_41">przypadkowości</text:span><text:span text:style-name="T2_42"><text:s/></text:span><text:span text:style-name="T2_43">w</text:span><text:span text:style-name="T2_44"><text:s/></text:span><text:span text:style-name="T2_45">zachowaniu</text:span><text:span text:style-name="T2_46"><text:s/></text:span><text:span text:style-name="T2_47">nie</text:span><text:span text:style-name="T2_48"><text:s/></text:span><text:span text:style-name="T2_49">zawsze</text:span><text:span text:style-name="T2_50"><text:s/></text:span><text:span text:style-name="T2_51">udaje</text:span><text:span text:style-name="T2_52"><text:s/></text:span><text:span text:style-name="T2_53">mi</text:span><text:span text:style-name="T2_54"><text:s/></text:span><text:span text:style-name="T2_55">się</text:span><text:span text:style-name="T2_56"><text:s/></text:span><text:span text:style-name="T2_57">strawić</text:span><text:span text:style-name="T2_58">,<text:s/></text:span><text:span text:style-name="T2_59">o</text:span><text:span text:style-name="T2_60"><text:s/></text:span><text:span text:style-name="T2_61">zrozumieniu</text:span><text:span text:style-name="T2_62"><text:s/></text:span><text:span text:style-name="T2_63">nawet</text:span><text:span text:style-name="T2_64"><text:s/></text:span><text:span text:style-name="T2_65">nie</text:span><text:span text:style-name="T2_66"><text:s/></text:span><text:span text:style-name="T2_67">wspominając</text:span><text:span text:style-name="T2_68">.<text:s/></text:span><text:span text:style-name="T2_69">Ale</text:span><text:span text:style-name="T2_70"><text:s/></text:span><text:span text:style-name="T2_71">mimo</text:span><text:span text:style-name="T2_72"><text:s/></text:span><text:span text:style-name="T2_73">wszystko</text:span><text:span text:style-name="T2_74"><text:s/></text:span><text:span text:style-name="T2_75">trochę</text:span><text:span text:style-name="T2_76"><text:s/></text:span><text:span text:style-name="T2_77">jej</text:span><text:span text:style-name="T2_78"><text:s/></text:span><text:span text:style-name="T2_79">współczułem</text:span><text:span text:style-name="T2_80"><text:s/></text:span><text:span text:style-name="T2_81">niemożnością</text:span><text:span text:style-name="T2_82"><text:s/></text:span><text:span text:style-name="T2_83">przekazania</text:span><text:span text:style-name="T2_84"><text:s/></text:span><text:span text:style-name="T2_85">tak</text:span><text:span text:style-name="T2_86"><text:s/></text:span><text:span text:style-name="T2_87">ważnej</text:span><text:span text:style-name="T2_88"><text:s/></text:span><text:span text:style-name="T2_89">informacji</text:span><text:span text:style-name="T2_90">.<text:s/></text:span><text:span text:style-name="T2_91">Ponieważ</text:span><text:span text:style-name="T2_92"><text:s/></text:span><text:span text:style-name="T2_93">nie</text:span><text:span text:style-name="T2_94"><text:s/></text:span><text:span text:style-name="T2_95">dostrzegłem</text:span><text:span text:style-name="T2_96"><text:s/></text:span><text:span text:style-name="T2_97">jakiegoś</text:span><text:span text:style-name="T2_98"><text:s/></text:span><text:span text:style-name="T2_99">nadrzędnego</text:span><text:span text:style-name="T2_100"><text:s/></text:span><text:span text:style-name="T2_101">morału</text:span><text:span text:style-name="T2_102">,<text:s/></text:span><text:span text:style-name="T2_103">skupię</text:span><text:span text:style-name="T2_104"><text:s/></text:span><text:span text:style-name="T2_105">się</text:span><text:span text:style-name="T2_106"><text:s/></text:span><text:span text:style-name="T2_107">na</text:span><text:span text:style-name="T2_108"><text:s/></text:span><text:span text:style-name="T2_109">dwóch</text:span><text:span text:style-name="T2_110"><text:s/></text:span><text:span text:style-name="T2_111">detalach</text:span><text:span text:style-name="T2_112">.<text:s/></text:span><text:span text:style-name="T2_113">Pierwszy</text:span><text:span text:style-name="T2_114"><text:s/></text:span><text:span text:style-name="T2_115">jest</text:span><text:span text:style-name="T2_116"><text:s/></text:span><text:span text:style-name="T2_117">taki</text:span><text:span text:style-name="T2_118">,<text:s/></text:span><text:span text:style-name="T2_119">że</text:span><text:span text:style-name="T2_120"><text:s/></text:span><text:span text:style-name="T2_121">ten</text:span><text:span text:style-name="T2_122"><text:s/></text:span><text:span text:style-name="T2_123">pokój</text:span><text:span text:style-name="T2_124"><text:s/></text:span><text:span text:style-name="T2_125">przygotowany</text:span><text:span text:style-name="T2_126"><text:s/></text:span><text:span text:style-name="T2_127">przez</text:span><text:span text:style-name="T2_128"><text:s/></text:span><text:span text:style-name="T2_129">Twilight</text:span><text:span text:style-name="T2_130"><text:s/></text:span><text:span text:style-name="T2_131">dla</text:span><text:span text:style-name="T2_132"><text:s/></text:span><text:span text:style-name="T2_133">Shining</text:span><text:span text:style-name="T2_134"><text:s/></text:span><text:span text:style-name="T2_135">Armora</text:span><text:span text:style-name="T2_136">,<text:s/></text:span><text:span text:style-name="T2_137">to</text:span><text:span text:style-name="T2_138"><text:s/></text:span><text:span text:style-name="T2_139">mam</text:span><text:span text:style-name="T2_140"><text:s/></text:span><text:span text:style-name="T2_141">nadzieję</text:span><text:span text:style-name="T2_142">,<text:s/></text:span><text:span text:style-name="T2_143">że</text:span><text:span text:style-name="T2_144"><text:s/></text:span><text:span text:style-name="T2_145">był</text:span><text:span text:style-name="T2_146"><text:s/></text:span><text:span text:style-name="T2_147">przygotowany</text:span><text:span text:style-name="T2_148"><text:s/></text:span><text:span text:style-name="T2_149">tylko</text:span><text:span text:style-name="T2_150"><text:s/></text:span><text:span text:style-name="T2_151">do</text:span><text:span text:style-name="T2_152"><text:s/></text:span><text:span text:style-name="T2_153">pokazówki</text:span><text:span text:style-name="T2_154">,<text:s/></text:span><text:span text:style-name="T2_155">a</text:span><text:span text:style-name="T2_156"><text:s/></text:span><text:span text:style-name="T2_157">nie</text:span><text:span text:style-name="T2_158"><text:s/></text:span><text:span text:style-name="T2_159">po</text:span><text:span text:style-name="T2_160"><text:s/></text:span><text:span text:style-name="T2_161">to</text:span><text:span text:style-name="T2_162">,<text:s/></text:span><text:span text:style-name="T2_163">by</text:span><text:span text:style-name="T2_164"><text:s/></text:span><text:span text:style-name="T2_165">książęca</text:span><text:span text:style-name="T2_166"><text:s/></text:span><text:span text:style-name="T2_167">para</text:span><text:span text:style-name="T2_168"><text:s/></text:span><text:span text:style-name="T2_169">się</text:span><text:span text:style-name="T2_170"><text:s/></text:span><text:span text:style-name="T2_171">w</text:span><text:span text:style-name="T2_172"><text:s/></text:span><text:span text:style-name="T2_173">nim</text:span><text:span text:style-name="T2_174"><text:s/></text:span><text:span text:style-name="T2_175">zatrzymała</text:span><text:span text:style-name="T2_176">.<text:s/></text:span><text:span text:style-name="T2_177">Drugim</text:span><text:span text:style-name="T2_178"><text:s/></text:span><text:span text:style-name="T2_179">jest</text:span><text:span text:style-name="T2_180"><text:s/></text:span><text:span text:style-name="T2_181">zaś</text:span><text:span text:style-name="T2_182"><text:s/></text:span><text:span text:style-name="T2_183">trochę</text:span><text:span text:style-name="T2_184"><text:s/></text:span><text:span text:style-name="T2_185">pytań</text:span><text:span text:style-name="T2_186"><text:s/></text:span><text:span text:style-name="T2_187">odnośnie</text:span><text:span text:style-name="T2_188"><text:s/></text:span><text:span text:style-name="T2_189">dziecka</text:span><text:span text:style-name="T2_190"><text:s/>–<text:s/></text:span><text:span text:style-name="T2_191">mam</text:span><text:span text:style-name="T2_192"><text:s/></text:span><text:span text:style-name="T2_193">nadzieję</text:span><text:span text:style-name="T2_194">,<text:s/></text:span><text:span text:style-name="T2_195">że</text:span><text:span text:style-name="T2_196"><text:s/></text:span><text:span text:style-name="T2_197">twórcy</text:span><text:span text:style-name="T2_198"><text:s/></text:span><text:span text:style-name="T2_199">nie</text:span><text:span text:style-name="T2_200"><text:s/></text:span><text:span text:style-name="T2_201">zmarnują</text:span><text:span text:style-name="T2_202"><text:s/></text:span><text:span text:style-name="T2_203">tej</text:span><text:span text:style-name="T2_204"><text:s/></text:span><text:span text:style-name="T2_205">okazji</text:span><text:span text:style-name="T2_206">,<text:s/></text:span><text:span text:style-name="T2_207">którą</text:span><text:span text:style-name="T2_208"><text:s/></text:span><text:span text:style-name="T2_209">można</text:span><text:span text:style-name="T2_210"><text:s/></text:span><text:span text:style-name="T2_211">pięknie</text:span><text:span text:style-name="T2_212"><text:s/></text:span><text:span text:style-name="T2_213">wykorzystać</text:span><text:span text:style-name="T2_214">,<text:s/></text:span><text:span text:style-name="T2_215">aby</text:span><text:span text:style-name="T2_216"><text:s/></text:span><text:span text:style-name="T2_217">powiedzieć</text:span><text:span text:style-name="T2_218"><text:s/></text:span><text:span text:style-name="T2_219">trochę</text:span><text:span text:style-name="T2_220"><text:s/></text:span><text:span text:style-name="T2_221">więcej</text:span><text:span text:style-name="T2_222"><text:s/></text:span><text:span text:style-name="T2_223">o</text:span><text:span text:style-name="T2_224"><text:s/></text:span><text:span text:style-name="T2_225">alikornach</text:span><text:span text:style-name="T2_226"><text:s/></text:span><text:span text:style-name="T2_227">i</text:span><text:span text:style-name="T2_228"><text:s/></text:span><text:span text:style-name="T2_229">ich</text:span><text:span text:style-name="T2_230"><text:s/></text:span><text:span text:style-name="T2_231">naturze</text:span><text:span text:style-name="T2_232">.<text:s/></text:span><text:span text:style-name="T2_233">I</text:span><text:span text:style-name="T2_234"><text:s/></text:span><text:span text:style-name="T2_235">to</text:span><text:span text:style-name="T2_236"><text:s/></text:span><text:span text:style-name="T2_237">w</text:span><text:span text:style-name="T2_238"><text:s/></text:span><text:span text:style-name="T2_239">sumie</text:span><text:span text:style-name="T2_240"><text:s/></text:span><text:span text:style-name="T2_241">tyle</text:span><text:span text:style-name="T2_242">.<text:s/></text:span><text:span text:style-name="T2_243">Odcinek</text:span><text:span text:style-name="T2_244"><text:s/></text:span><text:span text:style-name="T2_245">ogółem</text:span><text:span text:style-name="T2_246"><text:s/></text:span><text:span text:style-name="T2_247">był</text:span><text:span text:style-name="T2_248"><text:s/></text:span><text:span text:style-name="T2_249">średni</text:span><text:span text:style-name="T2_250">,<text:s/></text:span><text:span text:style-name="T2_251">więc</text:span><text:span text:style-name="T2_252"><text:s/></text:span><text:span text:style-name="T2_253">nie</text:span><text:span text:style-name="T2_254"><text:s/></text:span><text:span text:style-name="T2_255">mam</text:span><text:span text:style-name="T2_256"><text:s/></text:span><text:span text:style-name="T2_257">nad</text:span><text:span text:style-name="T2_258"><text:s/></text:span><text:span text:style-name="T2_259">czym</text:span><text:span text:style-name="T2_260"><text:s/></text:span><text:span text:style-name="T2_261">się</text:span><text:span text:style-name="T2_262"><text:s/></text:span><text:span text:style-name="T2_263">rozwodzić</text:span><text:span text:style-name="T2_264">.</text:span></text:p>
      <text:p text:style-name="P3"/>
      <text:p text:style-name="P4"><text:span text:style-name="T4_1">Dolar</text:span><text:span text:style-name="T4_2">84</text:span></text:p>
      <text:p text:style-name="P5"><text:span text:style-name="T5_1">Dobra</text:span><text:span text:style-name="T5_2">,<text:s/></text:span><text:span text:style-name="T5_3">tym</text:span><text:span text:style-name="T5_4"><text:s/></text:span><text:span text:style-name="T5_5">razem</text:span><text:span text:style-name="T5_6"><text:s/></text:span><text:span text:style-name="T5_7">różowa</text:span><text:span text:style-name="T5_8"><text:s/></text:span><text:span text:style-name="T5_9">zaraza</text:span><text:span text:style-name="T5_10"><text:s/></text:span><text:span text:style-name="T5_11">irytowała</text:span><text:span text:style-name="T5_12"><text:s/></text:span><text:span text:style-name="T5_13">mnie</text:span><text:span text:style-name="T5_14"><text:s/></text:span><text:span text:style-name="T5_15">jak</text:span><text:span text:style-name="T5_16"><text:s/></text:span><text:span text:style-name="T5_17">rzadko</text:span><text:span text:style-name="T5_18">.<text:s/></text:span><text:span text:style-name="T5_19">Przyznaję</text:span><text:span text:style-name="T5_20">,<text:s/></text:span><text:span text:style-name="T5_21">iż</text:span><text:span text:style-name="T5_22"><text:s/></text:span><text:span text:style-name="T5_23">przez</text:span><text:span text:style-name="T5_24"><text:s/></text:span><text:span text:style-name="T5_25">cały</text:span><text:span text:style-name="T5_26"><text:s/></text:span><text:span text:style-name="T5_27">czas</text:span><text:span text:style-name="T5_28"><text:s/></text:span><text:span text:style-name="T5_29">trwania</text:span><text:span text:style-name="T5_30"><text:s/></text:span><text:span text:style-name="T5_31">odcinka</text:span><text:span text:style-name="T5_32"><text:s/></text:span><text:span text:style-name="T5_33">miałem</text:span><text:span text:style-name="T5_34"><text:s/></text:span><text:span text:style-name="T5_35">nadzieję</text:span><text:span text:style-name="T5_36">,<text:s/></text:span><text:span text:style-name="T5_37">że</text:span><text:span text:style-name="T5_38"><text:s/></text:span><text:span text:style-name="T5_39">ktoś</text:span><text:span text:style-name="T5_40"><text:s/></text:span><text:span text:style-name="T5_41">ją</text:span><text:span text:style-name="T5_42"><text:s/></text:span><text:span text:style-name="T5_43">w</text:span><text:span text:style-name="T5_44"><text:s/></text:span><text:span text:style-name="T5_45">końcu</text:span><text:span text:style-name="T5_46"><text:s/></text:span><text:span text:style-name="T5_47">zastrzeli</text:span><text:span text:style-name="T5_48"><text:s/></text:span><text:span text:style-name="T5_49">i</text:span><text:span text:style-name="T5_50"><text:s/></text:span><text:span text:style-name="T5_51">będzie</text:span><text:span text:style-name="T5_52"><text:s/></text:span><text:span text:style-name="T5_53">spokój</text:span><text:span text:style-name="T5_54">.<text:s/></text:span><text:span text:style-name="T5_55">Opcjonalnie</text:span><text:span text:style-name="T5_56"><text:s/></text:span><text:span text:style-name="T5_57">mogłaby</text:span><text:span text:style-name="T5_58"><text:s/></text:span><text:span text:style-name="T5_59">się</text:span><text:span text:style-name="T5_60"><text:s/></text:span><text:span text:style-name="T5_61">po</text:span><text:span text:style-name="T5_62"><text:s/></text:span><text:span text:style-name="T5_63">prostu</text:span><text:span text:style-name="T5_64"><text:s/></text:span><text:span text:style-name="T5_65">wygadać</text:span><text:span text:style-name="T5_66">,<text:s/></text:span><text:span text:style-name="T5_67">ale</text:span><text:span text:style-name="T5_68"><text:s/></text:span><text:span text:style-name="T5_69">to</text:span><text:span text:style-name="T5_70"><text:s/></text:span><text:span text:style-name="T5_71">nie</text:span><text:span text:style-name="T5_72"><text:s/></text:span><text:span text:style-name="T5_73">byłoby</text:span><text:span text:style-name="T5_74"><text:s/></text:span><text:span text:style-name="T5_75">tak</text:span><text:span text:style-name="T5_76">…<text:s/></text:span><text:span text:style-name="T5_77">pożądane</text:span><text:span text:style-name="T5_78"><text:s/></text:span><text:span text:style-name="T5_79">zakończenie</text:span><text:span text:style-name="T5_80">.<text:s/></text:span><text:span text:style-name="T5_81">No</text:span><text:span text:style-name="T5_82"><text:s/></text:span><text:span text:style-name="T5_83">ale</text:span><text:span text:style-name="T5_84"><text:s/></text:span><text:span text:style-name="T5_85">cóż</text:span><text:span text:style-name="T5_86"><text:s/>–<text:s/></text:span><text:span text:style-name="T5_87">pomimo</text:span><text:span text:style-name="T5_88"><text:s/></text:span><text:span text:style-name="T5_89">rozlicznych</text:span><text:span text:style-name="T5_90"><text:s/></text:span><text:span text:style-name="T5_91">prób</text:span><text:span text:style-name="T5_92"><text:s/></text:span><text:span text:style-name="T5_93">udało</text:span><text:span text:style-name="T5_94"><text:s/></text:span><text:span text:style-name="T5_95">się</text:span><text:span text:style-name="T5_96"><text:s/></text:span><text:span text:style-name="T5_97">jej</text:span><text:span text:style-name="T5_98"><text:s/></text:span><text:span text:style-name="T5_99">wytrzymać</text:span><text:span text:style-name="T5_100"><text:s/></text:span><text:span text:style-name="T5_101">cały</text:span><text:span text:style-name="T5_102"><text:s/></text:span><text:span text:style-name="T5_103">dzień</text:span><text:span text:style-name="T5_104"><text:s/></text:span><text:span text:style-name="T5_105">bez</text:span><text:span text:style-name="T5_106"><text:s/></text:span><text:span text:style-name="T5_107">wypaplania</text:span><text:span text:style-name="T5_108"><text:s/></text:span><text:span text:style-name="T5_109">wielkiego</text:span><text:span text:style-name="T5_110"><text:s/></text:span><text:span text:style-name="T5_111">sekretu</text:span><text:span text:style-name="T5_112">.<text:s/></text:span><text:span text:style-name="T5_113">A</text:span><text:span text:style-name="T5_114"><text:s/></text:span><text:span text:style-name="T5_115">jest</text:span><text:span text:style-name="T5_116"><text:s/></text:span><text:span text:style-name="T5_117">takim</text:span><text:span text:style-name="T5_118"><text:s/></text:span><text:span text:style-name="T5_119">w</text:span><text:span text:style-name="T5_120"><text:s/></text:span><text:span text:style-name="T5_121">istocie</text:span><text:span text:style-name="T5_122"><text:s/>–<text:s/></text:span><text:span text:style-name="T5_123">narodziny</text:span><text:span text:style-name="T5_124"><text:s/></text:span><text:span text:style-name="T5_125">dziecka</text:span><text:span text:style-name="T5_126"><text:s/></text:span><text:span text:style-name="T5_127">w</text:span><text:span text:style-name="T5_128"><text:s/></text:span><text:span text:style-name="T5_129">rodzinie</text:span><text:span text:style-name="T5_130"><text:s/></text:span><text:span text:style-name="T5_131">królewskiej</text:span><text:span text:style-name="T5_132"><text:s/>(</text:span><text:span text:style-name="T5_133">choć</text:span><text:span text:style-name="T5_134"><text:s/></text:span><text:span text:style-name="T5_135">zaledwie</text:span><text:span text:style-name="T5_136"><text:s/></text:span><text:span text:style-name="T5_137">podrzędnego</text:span><text:span text:style-name="T5_138"><text:s/></text:span><text:span text:style-name="T5_139">królestwa</text:span><text:span text:style-name="T5_140">/</text:span><text:span text:style-name="T5_141">państwa</text:span><text:span text:style-name="T5_142"><text:s/></text:span><text:span text:style-name="T5_143">wasalnego</text:span><text:span text:style-name="T5_144"><text:s/></text:span><text:span text:style-name="T5_145">Equestrii</text:span><text:span text:style-name="T5_146">)<text:s/></text:span><text:span text:style-name="T5_147">to</text:span><text:span text:style-name="T5_148"><text:s/></text:span><text:span text:style-name="T5_149">zaiste</text:span><text:span text:style-name="T5_150"><text:s/></text:span><text:span text:style-name="T5_151">wielkie</text:span><text:span text:style-name="T5_152"><text:s/></text:span><text:span text:style-name="T5_153">wydarzenie</text:span><text:span text:style-name="T5_154">.<text:s/></text:span><text:span text:style-name="T5_155">Teraz</text:span><text:span text:style-name="T5_156"><text:s/></text:span><text:span text:style-name="T5_157">tylko</text:span><text:span text:style-name="T5_158"><text:s/></text:span><text:span text:style-name="T5_159">ciekawe</text:span><text:span text:style-name="T5_160">,<text:s/></text:span><text:span text:style-name="T5_161">czy</text:span><text:span text:style-name="T5_162"><text:s/></text:span><text:span text:style-name="T5_163">następca</text:span><text:span text:style-name="T5_164"><text:s/></text:span><text:span text:style-name="T5_165">tronu</text:span><text:span text:style-name="T5_166"><text:s/></text:span><text:span text:style-name="T5_167">będzie</text:span><text:span text:style-name="T5_168"><text:s/></text:span><text:span text:style-name="T5_169">miał</text:span><text:span text:style-name="T5_170"><text:s/></text:span><text:span text:style-name="T5_171">białą</text:span><text:span text:style-name="T5_172"><text:s/></text:span><text:span text:style-name="T5_173">sierść</text:span><text:span text:style-name="T5_174"><text:s/></text:span><text:span text:style-name="T5_175">czy</text:span><text:span text:style-name="T5_176"><text:s/></text:span><text:span text:style-name="T5_177">jakąś</text:span><text:span text:style-name="T5_178"><text:s/></text:span><text:span text:style-name="T5_179">inną</text:span><text:span text:style-name="T5_180">…<text:s/></text:span><text:span text:style-name="T5_181">no</text:span><text:span text:style-name="T5_182"><text:s/></text:span><text:span text:style-name="T5_183">ale</text:span><text:span text:style-name="T5_184"><text:s/></text:span><text:span text:style-name="T5_185">dobra</text:span><text:span text:style-name="T5_186">,<text:s/></text:span><text:span text:style-name="T5_187">uznajmy</text:span><text:span text:style-name="T5_188">,<text:s/></text:span><text:span text:style-name="T5_189">że</text:span><text:span text:style-name="T5_190"><text:s/></text:span><text:span text:style-name="T5_191">Shining</text:span><text:span text:style-name="T5_192"><text:s/></text:span><text:span text:style-name="T5_193">Aromur</text:span><text:span text:style-name="T5_194"><text:s/></text:span><text:span text:style-name="T5_195">tym</text:span><text:span text:style-name="T5_196"><text:s/></text:span><text:span text:style-name="T5_197">razem</text:span><text:span text:style-name="T5_198"><text:s/></text:span><text:span text:style-name="T5_199">stanął</text:span><text:span text:style-name="T5_200"><text:s/></text:span><text:span text:style-name="T5_201">na</text:span><text:span text:style-name="T5_202"><text:s/></text:span><text:span text:style-name="T5_203">wysokości</text:span><text:span text:style-name="T5_204"><text:s/></text:span><text:span text:style-name="T5_205">zadania</text:span><text:span text:style-name="T5_206">.<text:s/></text:span><text:span text:style-name="T5_207">Za</text:span><text:span text:style-name="T5_208"><text:s/></text:span><text:span text:style-name="T5_209">jedną</text:span><text:span text:style-name="T5_210"><text:s/></text:span><text:span text:style-name="T5_211">z</text:span><text:span text:style-name="T5_212"><text:s/></text:span><text:span text:style-name="T5_213">lepszych</text:span><text:span text:style-name="T5_214"><text:s/></text:span><text:span text:style-name="T5_215">rzeczy</text:span><text:span text:style-name="T5_216"><text:s/></text:span><text:span text:style-name="T5_217">w</text:span><text:span text:style-name="T5_218"><text:s/></text:span><text:span text:style-name="T5_219">odcinku</text:span><text:span text:style-name="T5_220"><text:s/></text:span><text:span text:style-name="T5_221">uznaję</text:span><text:span text:style-name="T5_222"><text:s/></text:span><text:span text:style-name="T5_223">wyposażenie</text:span><text:span text:style-name="T5_224"><text:s/></text:span><text:span text:style-name="T5_225">jego</text:span><text:span text:style-name="T5_226"><text:s/></text:span><text:span text:style-name="T5_227">pokoju</text:span><text:span text:style-name="T5_228"><text:s/></text:span><text:span text:style-name="T5_229">z</text:span><text:span text:style-name="T5_230"><text:s/></text:span><text:span text:style-name="T5_231">lat</text:span><text:span text:style-name="T5_232"><text:s/></text:span><text:span text:style-name="T5_233">młodzieńczych</text:span><text:span text:style-name="T5_234"><text:s/>–<text:s/></text:span><text:span text:style-name="T5_235">lalka</text:span><text:span text:style-name="T5_236"><text:s/></text:span><text:span text:style-name="T5_237">była</text:span><text:span text:style-name="T5_238"><text:s/></text:span><text:span text:style-name="T5_239">zabawna</text:span><text:span text:style-name="T5_240">,<text:s/></text:span><text:span text:style-name="T5_241">kolekcja</text:span><text:span text:style-name="T5_242"><text:s/></text:span><text:span text:style-name="T5_243">komiksów</text:span><text:span text:style-name="T5_244"><text:s/></text:span><text:span text:style-name="T5_245">oraz</text:span><text:span text:style-name="T5_246"><text:s/></text:span><text:span text:style-name="T5_247">reakcja</text:span><text:span text:style-name="T5_248"><text:s/></text:span><text:span text:style-name="T5_249">na</text:span><text:span text:style-name="T5_250"><text:s/></text:span><text:span text:style-name="T5_251">kupkę</text:span><text:span text:style-name="T5_252"><text:s/></text:span><text:span text:style-name="T5_253">popiołu</text:span><text:span text:style-name="T5_254"><text:s/></text:span><text:span text:style-name="T5_255">robiła</text:span><text:span text:style-name="T5_256"><text:s/></text:span><text:span text:style-name="T5_257">wrażenie</text:span><text:span text:style-name="T5_258">,<text:s/></text:span><text:span text:style-name="T5_259">ale</text:span><text:span text:style-name="T5_260"><text:s/></text:span><text:span text:style-name="T5_261">i</text:span><text:span text:style-name="T5_262"><text:s/></text:span><text:span text:style-name="T5_263">tak</text:span><text:span text:style-name="T5_264"><text:s/></text:span><text:span text:style-name="T5_265">najlepszy</text:span><text:span text:style-name="T5_266"><text:s/></text:span><text:span text:style-name="T5_267">był</text:span><text:span text:style-name="T5_268"><text:s/></text:span><text:span text:style-name="T5_269">plakat</text:span><text:span text:style-name="T5_270"><text:s/></text:span><text:span text:style-name="T5_271">z</text:span><text:span text:style-name="T5_272"><text:s/></text:span><text:span text:style-name="T5_273">kucem</text:span><text:span text:style-name="T5_274"><text:s/></text:span><text:span text:style-name="T5_275">jak</text:span><text:span text:style-name="T5_276"><text:s/></text:span><text:span text:style-name="T5_277">żywo</text:span><text:span text:style-name="T5_278"><text:s/></text:span><text:span text:style-name="T5_279">kojarzącym</text:span><text:span text:style-name="T5_280"><text:s/></text:span><text:span text:style-name="T5_281">się</text:span><text:span text:style-name="T5_282"><text:s/></text:span><text:span text:style-name="T5_283">z</text:span><text:span text:style-name="T5_284"><text:s/></text:span><text:span text:style-name="T5_285">Flashem</text:span><text:span text:style-name="T5_286"><text:s/></text:span><text:span text:style-name="T5_287">Gordonem</text:span><text:span text:style-name="T5_288">.<text:s/></text:span><text:span text:style-name="T5_289">Już</text:span><text:span text:style-name="T5_290"><text:s/></text:span><text:span text:style-name="T5_291">choćby</text:span><text:span text:style-name="T5_292"><text:s/></text:span><text:span text:style-name="T5_293">za</text:span><text:span text:style-name="T5_294"><text:s/></text:span><text:span text:style-name="T5_295">to</text:span><text:span text:style-name="T5_296"><text:s/></text:span><text:span text:style-name="T5_297">jestem</text:span><text:span text:style-name="T5_298"><text:s/></text:span><text:span text:style-name="T5_299">gotów</text:span><text:span text:style-name="T5_300"><text:s/></text:span><text:span text:style-name="T5_301">podbić</text:span><text:span text:style-name="T5_302"><text:s/></text:span><text:span text:style-name="T5_303">ocenę</text:span><text:span text:style-name="T5_304"><text:s/></text:span><text:span text:style-name="T5_305">tego</text:span><text:span text:style-name="T5_306"><text:s/></text:span><text:span text:style-name="T5_307">odcinka</text:span><text:span text:style-name="T5_308"><text:s/></text:span><text:span text:style-name="T5_309">ze</text:span><text:span text:style-name="T5_310"><text:s/></text:span><text:span text:style-name="T5_311">średniej</text:span><text:span text:style-name="T5_312"><text:s/></text:span><text:span text:style-name="T5_313">na</text:span><text:span text:style-name="T5_314"><text:s/></text:span><text:span text:style-name="T5_315">dobrą</text:span><text:span text:style-name="T5_31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